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begin using SBCorpus with Python</text:p>
      <text:p text:style-name="Standard"/>
      <text:p text:style-name="Standard">from SBCorpus.reader import SBCorpusReader as SBC<text:line-break/>SBC = SBC(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Du Bois</meta:initial-creator>
    <meta:creation-date>2015-07-06T12:06:00.242000000</meta:creation-date>
    <dc:date>2015-07-06T12:07:49.473000000</dc:date>
    <dc:creator>John Du Bois</dc:creator>
    <meta:editing-duration>PT1M49S</meta:editing-duration>
    <meta:editing-cycles>1</meta:editing-cycles>
    <meta:document-statistic meta:table-count="0" meta:image-count="0" meta:object-count="0" meta:page-count="1" meta:paragraph-count="2" meta:word-count="16" meta:character-count="101" meta:non-whitespace-character-count="86"/>
    <meta:generator>LibreOffice/4.4.2.2$Windows_x86 LibreOffice_project/c4c7d32d0d49397cad38d62472b0bc8acff48dd6</meta:generator>
  </office:meta>
</office:document-meta>
</file>